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14cm" fo:min-width="6.502cm"/>
    </style:style>
    <style:style style:name="gr2" style:family="graphic" style:parent-style-name="standard">
      <style:graphic-properties draw:textarea-horizontal-align="justify" draw:textarea-vertical-align="middle" draw:auto-grow-height="false" fo:min-height="2.55cm" fo:min-width="10cm"/>
    </style:style>
    <style:style style:name="gr3" style:family="graphic" style:parent-style-name="standard">
      <style:graphic-properties draw:textarea-horizontal-align="justify" draw:textarea-vertical-align="middle" draw:auto-grow-height="false" fo:min-height="2.25cm" fo:min-width="9.9cm"/>
    </style:style>
    <style:style style:name="gr4" style:family="graphic" style:parent-style-name="standard">
      <style:graphic-properties draw:textarea-horizontal-align="justify" draw:textarea-vertical-align="middle" draw:auto-grow-height="false" fo:min-height="1.388cm" fo:min-width="5.294cm"/>
    </style:style>
    <style:style style:name="gr5" style:family="graphic" style:parent-style-name="standard">
      <style:graphic-properties draw:textarea-horizontal-align="justify" draw:textarea-vertical-align="middle" draw:auto-grow-height="false" fo:min-height="1.072cm" fo:min-width="5.86cm"/>
    </style:style>
    <style:style style:name="gr6" style:family="graphic" style:parent-style-name="standard">
      <style:graphic-properties draw:textarea-horizontal-align="justify" draw:textarea-vertical-align="middle" draw:auto-grow-height="false" fo:min-height="2.646cm" fo:min-width="8.946cm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6.078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9.9cm" svg:height="3.2cm" svg:x="4.7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.5cm" svg:height="2.8cm" svg:x="2.5cm" svg:y="6.5cm">
          <text:p text:style-name="P1">Imię = „”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10.4cm" svg:height="2.5cm" svg:x="6.2cm" svg:y="10.3cm">
          <text:p text:style-name="P1">Wiek = 0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9.2cm" svg:height="2.6cm" svg:x="2.8cm" svg:y="13.5cm">
          <text:p text:style-name="P1">Pobierz Imię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10.1cm" svg:height="2.1cm" svg:x="5.6cm" svg:y="17.2cm">
          <text:p text:style-name="P1">Pobierz Wie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xml:id="id6" draw:id="id6" draw:layer="layout" svg:width="15cm" svg:height="4.6cm" svg:x="3.2cm" svg:y="20.6cm">
          <text:p text:style-name="P1">Drukuj : "Witaj,’’ imię’’, masz’’ Wiek ‘’lat."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7" draw:id="id7" draw:layer="layout" svg:width="9.3cm" svg:height="2.2cm" svg:x="5.8cm" svg:y="26.5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svg:x1="9.65cm" svg:y1="4.9cm" svg:x2="7.75cm" svg:y2="6.5cm" draw:start-shape="id1" draw:start-glue-point="8" draw:end-shape="id2" svg:d="M9650 4900v801h-1900v799" svg:viewBox="0 0 1901 1601">
          <text:p/>
        </draw:connector>
        <draw:connector draw:style-name="gr8" draw:text-style-name="P2" draw:layer="layout" svg:x1="7.75cm" svg:y1="9.3cm" svg:x2="11.4cm" svg:y2="10.3cm" draw:start-shape="id2" draw:start-glue-point="2" draw:end-shape="id3" draw:end-glue-point="0" svg:d="M7750 9300v500h3650v500" svg:viewBox="0 0 3651 1001">
          <text:p/>
        </draw:connector>
        <draw:connector draw:style-name="gr8" draw:text-style-name="P2" draw:layer="layout" svg:x1="8.55cm" svg:y1="13.5cm" svg:x2="11.4cm" svg:y2="12.8cm" draw:start-shape="id4" draw:start-glue-point="4" draw:end-shape="id3" draw:end-glue-point="2" svg:d="M8550 13500v-350h2850v-350" svg:viewBox="0 0 2851 701">
          <text:p/>
        </draw:connector>
        <draw:connector draw:style-name="gr8" draw:text-style-name="P2" draw:layer="layout" svg:x1="7.4cm" svg:y1="16.1cm" svg:x2="10.65cm" svg:y2="17.2cm" draw:start-shape="id4" draw:start-glue-point="8" draw:end-shape="id5" svg:d="M7400 16100v551h3250v549" svg:viewBox="0 0 3251 1101">
          <text:p/>
        </draw:connector>
        <draw:connector draw:style-name="gr8" draw:text-style-name="P2" draw:layer="layout" svg:x1="10.65cm" svg:y1="19.3cm" svg:x2="10.7cm" svg:y2="20.6cm" draw:start-shape="id5" draw:start-glue-point="8" draw:end-shape="id6" draw:end-glue-point="5" svg:d="M10650 19300v651h50v649" svg:viewBox="0 0 51 1301">
          <text:p/>
        </draw:connector>
        <draw:connector draw:style-name="gr8" draw:text-style-name="P2" draw:layer="layout" svg:x1="10.7cm" svg:y1="25.2cm" svg:x2="10.45cm" svg:y2="26.5cm" draw:start-shape="id6" draw:start-glue-point="8" draw:end-shape="id7" draw:end-glue-point="4" svg:d="M10700 25200v651h-250v649" svg:viewBox="0 0 25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1:55:31.569795135</meta:creation-date>
    <dc:date>2019-09-18T12:00:19.536732342</dc:date>
    <meta:editing-duration>PT4M48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